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5" style:family="text">
      <style:text-properties fo:background-color="transparent"/>
    </style:style>
    <style:style style:name="T6" style:family="text">
      <style:text-properties fo:font-weight="bold" fo:background-color="transparent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7534c956-7fff-fe3a-a9cd-c4055e7bf684"/>Evaluación Inicial</text:p>
      <text:p text:style-name="P2"><text:span text:style-name="T4">Nombre y cómo quieres que me dirija a ti.</text:span><text:span text:style-name="T1"><text:line-break/>Pablo</text:span></text:p>
      <text:p text:style-name="Text_20_body"/>
      <text:p text:style-name="P2"><text:span text:style-name="T4">Formación previa relacionada (cursos, otros ciclos, estudios…) o indicar si se viene de bachillerato.</text:span><text:span text:style-name="T1"><text:line-break/>Estudios superiores de Ilustración <text:s/>(Supongo que puedo usar estos conocimientos para el diseño)</text:span></text:p>
      <text:p text:style-name="Text_20_body"/>
      <text:p text:style-name="P2"><text:span text:style-name="T4">Si tienes interés por algún aspecto en concreto del módulo o preferencia por aprender algo en particular, indícalo.</text:span><text:span text:style-name="T1"><text:line-break/>Fronter <text:s/>es lo que creo que más me va dentro de la rama de creación de páginas web</text:span></text:p>
      <text:p text:style-name="Text_20_body"/>
      <text:p text:style-name="P3">Responde a las siguientes cuestiones técnicas sin ayuda. Intenta responder aunque no estés seguro, pero puedes dejarla en blanco. No cuenta para nota.</text:p>
      <text:p text:style-name="Text_20_body"/>
      <text:list xml:id="list6529025410191335451" text:style-name="L1">
        <text:list-item>
          <text:p text:style-name="P6">¿Qué entiendes por interfaz Web?</text:p>
        </text:list-item>
      </text:list>
      <text:p text:style-name="P10">La parte gráfica o visible de una web<text:line-break/></text:p>
      <text:list xml:id="list1241577852973902047" text:style-name="L2">
        <text:list-item>
          <text:p text:style-name="P4"><text:span text:style-name="T6">¿Para qué crees que sirve realizar un prototipo dentro de un proyecto de diseño?</text:span><text:span text:style-name="T5"><text:line-break/>Es la forma fácil y rápida de conocer el aspecto quizá no final pero más aroximado a este de un proyecto.Ahorrandote todos los pasos previos y sirviendo de guía para realizarlo.<text:line-break/></text:span></text:p>
        </text:list-item>
        <text:list-item>
          <text:p text:style-name="P7">Cita todos los elementos que conozcas de una página web</text:p>
        </text:list-item>
      </text:list>
      <text:p text:style-name="P10"><text:line-break/></text:p>
      <text:list xml:id="list6650167855746192975" text:style-name="L3">
        <text:list-item>
          <text:p text:style-name="P5"><text:span text:style-name="T6">¿Sabrías decir alguna diferencia entre HTML4 y HTML5? </text:span><text:span text:style-name="T5"><text:line-break/>Diferentes versiones con diferentes funciones, pero no mucho más...<text:line-break/></text:span></text:p>
        </text:list-item>
        <text:list-item>
          <text:p text:style-name="P5"><text:span text:style-name="T6">¿Qué es el sistema de colores RGB?</text:span><text:span text:style-name="T5"><text:line-break/>Es el sistema de color en píxel de un sistema informático RED GREEN BLUE. Que se diferencia de los físicos <text:s/>como sería CMYK que es más de impresión gráfica. En resumen, nos permite crear colores más vivos para pantallas digitales.<text:line-break/></text:span></text:p>
        </text:list-item>
        <text:list-item>
          <text:p text:style-name="P5"><text:span text:style-name="T6">Indica todos los lenguajes de hojas de estilos que conozcas</text:span><text:span text:style-name="T5"><text:line-break/><text:line-break/></text:span></text:p>
        </text:list-item>
        <text:list-item>
          <text:p text:style-name="P5"><text:span text:style-name="T6">¿Qué significan las siglas CSS?</text:span><text:span text:style-name="T5"><text:line-break/>No sé realmente, pero sé que es para dar formato a la web sin utilizar el html directamente y ayudándote mucho mejor a la posterior edición.<text:line-break/></text:span></text:p>
        </text:list-item>
        <text:list-item>
          <text:p text:style-name="P5"><text:soft-page-break/><text:span text:style-name="T6">¿En qué consiste la herencia?</text:span><text:span text:style-name="T5"><text:line-break/>Cuando un código padre está vinculado a un código hijo y el hijo necesita usar alguna parte del padre. <text:line-break/></text:span></text:p>
        </text:list-item>
        <text:list-item>
          <text:p text:style-name="P5"><text:span text:style-name="T6">¿Cuántos selectores para delimitar elementos HTML conoces?</text:span><text:span text:style-name="T5"><text:line-break/><text:line-break/></text:span></text:p>
        </text:list-item>
        <text:list-item>
          <text:p text:style-name="P5"><text:span text:style-name="T6">¿Cuántas propiedades de fuente conoces? Por ejemplo para el tamaño de la fuente</text:span><text:span text:style-name="T5"><text:line-break/>- Bold (negrita)<text:line-break/>- Italic (Itálica)<text:line-break/>- Subrayado<text:line-break/>- Color<text:line-break/>- Tipo de fuente (Arial, Sherif, Courier,...)<text:line-break/>- Tamaño de fuente<text:line-break/>- Gerarquía. H1, H2, H3,...<text:line-break/></text:span></text:p>
        </text:list-item>
        <text:list-item>
          <text:p text:style-name="P5"><text:span text:style-name="T6">¿Qué software de edición de imágenes sueles usar?</text:span><text:span text:style-name="T5"><text:line-break/>- Clipstudio Paint<text:line-break/>- Krita (no lo he usado pero weno, es como Photoshop pero sin espiarte y gratis)<text:line-break/>- Photoshop<text:line-break/>- Gimp<text:line-break/></text:span></text:p>
        </text:list-item>
        <text:list-item>
          <text:p text:style-name="P5"><text:span text:style-name="T6">¿Y para edición de video?</text:span><text:span text:style-name="T5"><text:line-break/>Cantasia(?). No utilizo editores de vídeo.<text:line-break/></text:span></text:p>
        </text:list-item>
        <text:list-item>
          <text:p text:style-name="P5"><text:span text:style-name="T6">¿Qué diferencia hay entre animación y transición?</text:span><text:span text:style-name="T5"><text:line-break/>La animación es un conjunto de imagenes seguidas separadas por un pequeño lapso de tiempo (24fps) que forman un <text:s/>movimiento o una acción y una transición hasta donde sé es el cambio de plano de una escena a otra. Puede ser animado o no. (La típica cortinilla de estrellas, por ejemplo)<text:line-break/></text:span></text:p>
        </text:list-item>
        <text:list-item>
          <text:p text:style-name="P5"><text:span text:style-name="T6">¿Conoces alguna herramienta para verificar la calidad de una web?</text:span><text:span text:style-name="T5"><text:line-break/>Nope<text:line-break/></text:span></text:p>
        </text:list-item>
        <text:list-item>
          <text:p text:style-name="P5"><text:span text:style-name="T6">¿De qué se encarga el W3C?</text:span><text:span text:style-name="T5"><text:line-break/>Creo que de ordenar las páginas web. Voy a tirarme a la piscina y decir que tenía qeu ver con www.<text:line-break/></text:span></text:p>
        </text:list-item>
        <text:list-item>
          <text:p text:style-name="P5"><text:span text:style-name="T6">¿Se te ocurre alguna medida que pueda aplicarse para hacer una web más accesible?</text:span><text:span text:style-name="T5"><text:line-break/>Solo se me ocurre que tenga versión para móviles y tabletas diferente a la de Pc<text:line-break/></text:span></text:p>
        </text:list-item>
        <text:list-item>
          <text:p text:style-name="P5"><text:soft-page-break/><text:span text:style-name="T6">¿Qué es un diseño responsivo?</text:span><text:span text:style-name="T5"><text:line-break/><text:line-break/></text:span></text:p>
        </text:list-item>
        <text:list-item>
          <text:p text:style-name="P5"><text:span text:style-name="T6">¿Te suenan Grid Layout y Flexbox?</text:span><text:span text:style-name="T5"><text:line-break/>El grid layout es como una rejilla invisible donde se colocan los elementos que queremos colocar de la interfaz gráfica<text:line-break/></text:span></text:p>
        </text:list-item>
        <text:list-item>
          <text:p text:style-name="P5"><text:span text:style-name="T6">Describe la arquitectura cliente - servidor</text:span><text:span text:style-name="T5"><text:line-break/><text:line-break/></text:span></text:p>
        </text:list-item>
        <text:list-item>
          <text:p text:style-name="P8"><text:span text:style-name="T4">¿Qué aplicaciones usarías para crear tu propia página Web? Imagina que tienes un negocio y quieres crear una Web para el mismo.</text:span></text:p>
          <text:p text:style-name="P9"><text:span text:style-name="T1">¿Wordpress quizá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28S</meta:editing-duration>
    <meta:editing-cycles>10</meta:editing-cycles>
    <meta:generator>OpenOffice/4.1.15$Win32 OpenOffice.org_project/4115m2$Build-9813</meta:generator>
    <dc:date>2024-09-20T11:13:33.38</dc:date>
    <dc:creator>Pablo Garcia</dc:creator>
    <meta:document-statistic meta:table-count="0" meta:image-count="0" meta:object-count="0" meta:page-count="3" meta:paragraph-count="28" meta:word-count="590" meta:character-count="3400"/>
    <meta:user-defined meta:name="Info 1"/>
    <meta:user-defined meta:name="Info 2"/>
    <meta:user-defined meta:name="Info 3"/>
    <meta:user-defined meta:name="Info 4"/>
  </office:meta>
</office:document-meta>
</file>